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Przyjdź jak deszcz</text:span><text:span text:style-name="T1"><text:line-break/></text:span><text:span text:style-name="T1">ożyw dziś</text:span><text:span text:style-name="T1"><text:line-break/></text:span><text:span text:style-name="T1">suchą ziemię naszych serc </text:span><text:span text:style-name="T1"><text:line-break/></text:span><text:span text:style-name="T1">Przyjdź jak deszcz  na spragniony świ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Dotknij nas tak jak wiatr</text:span><text:span text:style-name="T1"><text:line-break/></text:span><text:span text:style-name="T1">rozpędź smutek, otrzyj łzy</text:span><text:span text:style-name="T1"><text:line-break/></text:span><text:span text:style-name="T1">zabierz tam, gdzie się w radość zmienia str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Wszystko dziś</text:span><text:span text:style-name="T1"><text:line-break/></text:span><text:span text:style-name="T1">nowe staje się</text:span><text:span text:style-name="T1"><text:line-break/></text:span><text:span text:style-name="T1">Panie, przyjdź </text:span><text:span text:style-name="T1"><text:line-break/></text:span><text:span text:style-name="T1">i napełnij mn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Ref. Przyjdź jak deszcz</text:span><text:span text:style-name="T1"><text:line-break/></text:span><text:span text:style-name="T1">do spragnionych serc</text:span><text:span text:style-name="T1"><text:line-break/></text:span><text:span text:style-name="T1">tak pragniemy Ciebie, Panie</text:span><text:span text:style-name="T1"><text:line-break/></text:span><text:span text:style-name="T1">niech Twa moc</text:span><text:span text:style-name="T1"><text:line-break/></text:span><text:span text:style-name="T1">dziś objawi się</text:span><text:span text:style-name="T1"><text:line-break/></text:span><text:span text:style-name="T1">pokaż swoją chwałę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2. Przyjdź jak deszcz</text:span><text:span text:style-name="T1"><text:line-break/></text:span><text:span text:style-name="T1">Panie nasz</text:span><text:span text:style-name="T1"><text:line-break/></text:span><text:span text:style-name="T1">obmyj gorycz, żal i ból</text:span><text:span text:style-name="T1"><text:line-break/></text:span><text:span text:style-name="T1">Pozwól dziś</text:span><text:span text:style-name="T1"><text:line-break/></text:span><text:span text:style-name="T1">niech nadzieja kwitnie w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o, co złe zniknie gdzieś</text:span><text:span text:style-name="T1"><text:line-break/></text:span><text:span text:style-name="T1">nowy dzień nastaje już</text:span><text:span text:style-name="T1"><text:line-break/></text:span><text:span text:style-name="T1">Jesteś jak słońca blask w pochmurny cz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zystko dziś</text:span><text:span text:style-name="T1"><text:line-break/></text:span><text:span text:style-name="T1">nowe staje się</text:span><text:span text:style-name="T1"><text:line-break/></text:span><text:span text:style-name="T1">Panie przyjdź</text:span><text:span text:style-name="T1"><text:line-break/></text:span><text:span text:style-name="T1">i napełnij mn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Przyjdź jak deszcz</text:span><text:span text:style-name="T1"><text:line-break/></text:span><text:span text:style-name="T1">do spragnionych serc</text:span><text:span text:style-name="T1"><text:line-break/></text:span><text:span text:style-name="T1">tak pragniemy Ciebie, Panie</text:span><text:span text:style-name="T1"><text:line-break/></text:span><text:span text:style-name="T1">niech Twa moc</text:span><text:span text:style-name="T1"><text:line-break/></text:span><text:span text:style-name="T1">dziś objawi się</text:span><text:span text:style-name="T1"><text:line-break/></text:span><text:span text:style-name="T1">pokaż swoją chwał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5T17:06:58</meta:creation-date>
    <dc:date>2014-05-27T09:33:09.781000000</dc:date>
    <dc:language>pl-PL</dc:language>
    <meta:editing-cycles>16</meta:editing-cycles>
    <meta:editing-duration>PT17M1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